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158466" loext:opacity="100%" fo:font-weight="bold" officeooo:rsid="00188d3f" officeooo:paragraph-rsid="00188d3f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color="#158466" loext:opacity="100%" officeooo:rsid="001b22d2" officeooo:paragraph-rsid="001827e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rsid="001b22d2" officeooo:paragraph-rsid="001827e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2f188" officeooo:paragraph-rsid="001827eb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b22d2" officeooo:paragraph-rsid="001827eb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1cfb73" officeooo:paragraph-rsid="001827eb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officeooo:rsid="00248414" officeooo:paragraph-rsid="001827eb"/>
    </style:style>
    <style:style style:name="T1" style:family="text">
      <style:text-properties fo:color="#2a6099" loext:opacity="100%" officeooo:rsid="001cfb73"/>
    </style:style>
    <style:style style:name="T2" style:family="text">
      <style:text-properties fo:color="#2a6099" loext:opacity="100%"/>
    </style:style>
    <style:style style:name="T3" style:family="text">
      <style:text-properties officeooo:rsid="0022f188"/>
    </style:style>
    <style:style style:name="T4" style:family="text">
      <style:text-properties officeooo:rsid="002809b2"/>
    </style:style>
    <style:style style:name="T5" style:family="text">
      <style:text-properties officeooo:rsid="0026e061"/>
    </style:style>
    <style:style style:name="T6" style:family="text">
      <style:text-properties officeooo:rsid="0028d1ca"/>
    </style:style>
    <style:style style:name="T7" style:family="text">
      <style:text-properties officeooo:rsid="0029f8a1"/>
    </style:style>
    <style:style style:name="T8" style:family="text">
      <style:text-properties fo:color="#2a6099" loext:opacity="100%" officeooo:rsid="0028d1ca"/>
    </style:style>
    <style:style style:name="T9" style:family="text">
      <style:text-properties officeooo:rsid="001cfb73"/>
    </style:style>
    <style:style style:name="T10" style:family="text">
      <style:text-properties officeooo:rsid="00248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TP - function move</text:p>
      <text:p text:style-name="P2"/>
      <text:p text:style-name="P2">move(p,par) :</text:p>
      <text:p text:style-name="P3"><text:span text:style-name="T1"><text:tab/># </text:span><text:span text:style-name="T2">mode = {‘bal’:0,’abp’:1,’rtp’:</text:span><text:span text:style-name="T1">2</text:span><text:span text:style-name="T2">,’rrot’:</text:span><text:span text:style-name="T1">3</text:span><text:span text:style-name="T2">}</text:span></text:p>
      <text:p text:style-name="P4">mode = par.mode</text:p>
      <text:p text:style-name="P5"><text:tab/>if <text:span text:style-name="T3">mode=</text:span>‘bal’ :</text:p>
      <text:p text:style-name="P5"><text:tab/><text:tab/>p.x += p.v * par.dT * (cos(par.angle),sin(par.angle))</text:p>
      <text:p text:style-name="P5"><text:tab/><text:span text:style-name="T4">elif</text:span> <text:span text:style-name="T3">mode=</text:span>‘abp’ :</text:p>
      <text:p text:style-name="P6"><text:tab/><text:tab/><text:span text:style-name="T5">gaussr = normalized Gaussian white noise variable</text:span></text:p>
      <text:p text:style-name="P5"><text:tab/><text:tab/>p.x += p.v * (cos(par.angle),sin(par.angle))</text:p>
      <text:p text:style-name="P6"><text:tab/><text:tab/>p.angle += <text:span text:style-name="T5">par.Drnoise</text:span> * gaussr</text:p>
      <text:p text:style-name="P6"><text:tab/><text:span text:style-name="T4">elif mode=’rtp’ :</text:span></text:p>
      <text:p text:style-name="P6"><text:tab/><text:tab/><text:span text:style-name="T6">t = 0</text:span></text:p>
      <text:p text:style-name="P6"><text:tab/><text:tab/><text:span text:style-name="T6">while t &lt; </text:span><text:span text:style-name="T7">par.</text:span><text:span text:style-name="T6">T :</text:span></text:p>
      <text:p text:style-name="P6"><text:tab/><text:tab/><text:tab/><text:span text:style-name="T6">generate tau in poissonian distribution<text:tab/></text:span><text:span text:style-name="T8"># time before next tumble</text:span></text:p>
      <text:p text:style-name="P6"><text:tab/><text:tab/><text:tab/><text:span text:style-name="T6">t_end = min(t+tau,</text:span><text:span text:style-name="T7">par.</text:span><text:span text:style-name="T6">T)</text:span></text:p>
      <text:p text:style-name="P6"><text:tab/><text:tab/><text:tab/><text:span text:style-name="T6">while t &lt; t_end :</text:span></text:p>
      <text:p text:style-name="P6"><text:tab/><text:tab/><text:tab/><text:tab/><text:span text:style-name="T6">par.angle = np.random.uniform(0,2*np.pi)</text:span></text:p>
      <text:p text:style-name="P6"><text:tab/><text:tab/><text:tab/><text:tab/><text:span text:style-name="T6">p.x += p.v * par.dT * (cos(par.angle),sin(par.angle))</text:span></text:p>
      <text:p text:style-name="P6"><text:tab/><text:tab/><text:tab/><text:tab/><text:span text:style-name="T7">t += par.dT</text:span></text:p>
      <text:p text:style-name="P6"><text:tab/><text:tab/><text:tab/><text:span text:style-name="T6">par.angle = np.random.uniform(0,2*np.pi)</text:span></text:p>
      <text:p text:style-name="P5"><text:span text:style-name="T9"><text:tab/></text:span><text:span text:style-name="T10">else :</text:span></text:p>
      <text:p text:style-name="P7"><text:tab/><text:tab/>erreur print(‘mode unindentified’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4:53:06.425269380</meta:creation-date>
    <dc:date>2025-11-21T19:43:06.041182834</dc:date>
    <meta:editing-duration>PT4H39M47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22" meta:word-count="93" meta:character-count="671" meta:non-whitespace-character-count="557"/>
  </office:meta>
</office:document-meta>
</file>